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69pt"/>
    </style:style>
    <style:style style:name="co2" style:family="table-column">
      <style:table-column-properties fo:break-before="auto" style:column-width="13.24pt"/>
    </style:style>
    <style:style style:name="co3" style:family="table-column">
      <style:table-column-properties fo:break-before="auto" style:column-width="96.41pt"/>
    </style:style>
    <style:style style:name="co4" style:family="table-column">
      <style:table-column-properties fo:break-before="auto" style:column-width="136.09pt"/>
    </style:style>
    <style:style style:name="co5" style:family="table-column">
      <style:table-column-properties fo:break-before="auto" style:column-width="153.95pt"/>
    </style:style>
    <style:style style:name="co6" style:family="table-column">
      <style:table-column-properties fo:break-before="auto" style:column-width="21.46pt"/>
    </style:style>
    <style:style style:name="co7" style:family="table-column">
      <style:table-column-properties fo:break-before="auto" style:column-width="52.04pt"/>
    </style:style>
    <style:style style:name="co8" style:family="table-column">
      <style:table-column-properties fo:break-before="auto" style:column-width="18.91pt"/>
    </style:style>
    <style:style style:name="co9" style:family="table-column">
      <style:table-column-properties fo:break-before="auto" style:column-width="89.69pt"/>
    </style:style>
    <style:style style:name="co10" style:family="table-column">
      <style:table-column-properties fo:break-before="auto" style:column-width="105.56pt"/>
    </style:style>
    <style:style style:name="co11" style:family="table-column">
      <style:table-column-properties fo:break-before="auto" style:column-width="78.0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21"/>
    <style:style style:name="ce3" style:family="table-cell" style:parent-style-name="Default" style:data-style-name="N12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ce3"/>
        <table:table-row table:style-name="ro1">
          <table:table-cell office:value-type="string" calcext:value-type="string">
            <text:p>ZIPCODE,C,5</text:p>
          </table:table-cell>
          <table:table-cell office:value-type="string" calcext:value-type="string">
            <text:p>BLDGZIP,C,1</text:p>
          </table:table-cell>
          <table:table-cell office:value-type="string" calcext:value-type="string">
            <text:p>PO_NAME,C,28</text:p>
          </table:table-cell>
          <table:table-cell office:value-type="string" calcext:value-type="string">
            <text:p>POPULATION,N,19,8</text:p>
          </table:table-cell>
          <table:table-cell office:value-type="string" calcext:value-type="string">
            <text:p>AREA,N,19,8</text:p>
          </table:table-cell>
          <table:table-cell office:value-type="string" calcext:value-type="string">
            <text:p>STATE,C,2</text:p>
          </table:table-cell>
          <table:table-cell office:value-type="string" calcext:value-type="string">
            <text:p>COUNTY,C,20</text:p>
          </table:table-cell>
          <table:table-cell office:value-type="string" calcext:value-type="string">
            <text:p>ST_FIPS,C,2</text:p>
          </table:table-cell>
          <table:table-cell office:value-type="string" calcext:value-type="string">
            <text:p>CTY_FIPS,C,3</text:p>
          </table:table-cell>
          <table:table-cell office:value-type="string" calcext:value-type="string">
            <text:p>URL,C,200</text:p>
          </table:table-cell>
          <table:table-cell office:value-type="string" calcext:value-type="string">
            <text:p>SHAPE_AREA,N,19,11</text:p>
          </table:table-cell>
          <table:table-cell office:value-type="string" calcext:value-type="string">
            <text:p>SHAPE_LEN,N,19,11</text:p>
          </table:table-cell>
        </table:table-row>
        <table:table-row table:style-name="ro1">
          <table:table-cell table:style-name="ce1" office:value-type="string" calcext:value-type="string">
            <text:p>11436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Jamaica</text:p>
          </table:table-cell>
          <table:table-cell office:value-type="float" office:value="18681" calcext:value-type="float">
            <text:p>18681.00000000</text:p>
          </table:table-cell>
          <table:table-cell office:value-type="float" office:value="22699295.4594145" calcext:value-type="float">
            <text:p>22699295.4594145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213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oklyn</text:p>
          </table:table-cell>
          <table:table-cell office:value-type="float" office:value="62426" calcext:value-type="float">
            <text:p>62426.00000000</text:p>
          </table:table-cell>
          <table:table-cell office:value-type="float" office:value="29631004.437939" calcext:value-type="float">
            <text:p>29631004.437939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King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47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212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oklyn</text:p>
          </table:table-cell>
          <table:table-cell office:value-type="float" office:value="83866" calcext:value-type="float">
            <text:p>83866.00000000</text:p>
          </table:table-cell>
          <table:table-cell office:value-type="float" office:value="41972104.0714198" calcext:value-type="float">
            <text:p>41972104.0714198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King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47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225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oklyn</text:p>
          </table:table-cell>
          <table:table-cell office:value-type="float" office:value="56527" calcext:value-type="float">
            <text:p>56527.00000000</text:p>
          </table:table-cell>
          <table:table-cell office:value-type="float" office:value="23698630.1249252" calcext:value-type="float">
            <text:p>23698630.1249252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King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47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218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oklyn</text:p>
          </table:table-cell>
          <table:table-cell office:value-type="float" office:value="72280" calcext:value-type="float">
            <text:p>72280.00000000</text:p>
          </table:table-cell>
          <table:table-cell office:value-type="float" office:value="36868798.9897562" calcext:value-type="float">
            <text:p>36868798.9897562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King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47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226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oklyn</text:p>
          </table:table-cell>
          <table:table-cell office:value-type="float" office:value="106132" calcext:value-type="float">
            <text:p>106132.00000000</text:p>
          </table:table-cell>
          <table:table-cell office:value-type="float" office:value="39408598.2790117" calcext:value-type="float">
            <text:p>39408598.2790117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King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47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219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oklyn</text:p>
          </table:table-cell>
          <table:table-cell office:value-type="float" office:value="92561" calcext:value-type="float">
            <text:p>92561.00000000</text:p>
          </table:table-cell>
          <table:table-cell office:value-type="float" office:value="42002738.4672304" calcext:value-type="float">
            <text:p>42002738.4672304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King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47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210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oklyn</text:p>
          </table:table-cell>
          <table:table-cell office:value-type="float" office:value="67067" calcext:value-type="float">
            <text:p>67067.00000000</text:p>
          </table:table-cell>
          <table:table-cell office:value-type="float" office:value="47887022.9921604" calcext:value-type="float">
            <text:p>47887022.9921604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King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47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230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oklyn</text:p>
          </table:table-cell>
          <table:table-cell office:value-type="float" office:value="80857" calcext:value-type="float">
            <text:p>80857.00000000</text:p>
          </table:table-cell>
          <table:table-cell office:value-type="float" office:value="49926703.3933172" calcext:value-type="float">
            <text:p>49926703.3933172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King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47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204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oklyn</text:p>
          </table:table-cell>
          <table:table-cell office:value-type="float" office:value="77354" calcext:value-type="float">
            <text:p>77354.00000000</text:p>
          </table:table-cell>
          <table:table-cell office:value-type="float" office:value="43555184.613285" calcext:value-type="float">
            <text:p>43555184.613285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King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47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471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nx</text:p>
          </table:table-cell>
          <table:table-cell office:value-type="float" office:value="23477" calcext:value-type="float">
            <text:p>23477.00000000</text:p>
          </table:table-cell>
          <table:table-cell office:value-type="float" office:value="89651407.0583499" calcext:value-type="float">
            <text:p>89651407.0583499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Bronx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05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470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nx</text:p>
          </table:table-cell>
          <table:table-cell office:value-type="float" office:value="14740" calcext:value-type="float">
            <text:p>14740.00000000</text:p>
          </table:table-cell>
          <table:table-cell office:value-type="float" office:value="21543461.581388" calcext:value-type="float">
            <text:p>21543461.581388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Bronx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05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466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nx</text:p>
          </table:table-cell>
          <table:table-cell office:value-type="float" office:value="68942" calcext:value-type="float">
            <text:p>68942.00000000</text:p>
          </table:table-cell>
          <table:table-cell office:value-type="float" office:value="55262490.6124597" calcext:value-type="float">
            <text:p>55262490.6124597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Bronx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05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467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nx</text:p>
          </table:table-cell>
          <table:table-cell office:value-type="float" office:value="97932" calcext:value-type="float">
            <text:p>97932.00000000</text:p>
          </table:table-cell>
          <table:table-cell office:value-type="float" office:value="69336166.3726341" calcext:value-type="float">
            <text:p>69336166.3726341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Bronx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05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463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nx</text:p>
          </table:table-cell>
          <table:table-cell office:value-type="float" office:value="70641" calcext:value-type="float">
            <text:p>70641.00000000</text:p>
          </table:table-cell>
          <table:table-cell office:value-type="float" office:value="36703381.5081673" calcext:value-type="float">
            <text:p>36703381.5081673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Bronx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05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475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nx</text:p>
          </table:table-cell>
          <table:table-cell office:value-type="float" office:value="40931" calcext:value-type="float">
            <text:p>40931.00000000</text:p>
          </table:table-cell>
          <table:table-cell office:value-type="float" office:value="38633296.9345436" calcext:value-type="float">
            <text:p>38633296.9345436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Bronx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05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464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nx</text:p>
          </table:table-cell>
          <table:table-cell office:value-type="float" office:value="4438" calcext:value-type="float">
            <text:p>4438.00000000</text:p>
          </table:table-cell>
          <table:table-cell office:value-type="float" office:value="76257484.8998482" calcext:value-type="float">
            <text:p>76257484.8998482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Bronx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05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469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nx</text:p>
          </table:table-cell>
          <table:table-cell office:value-type="float" office:value="65101" calcext:value-type="float">
            <text:p>65101.00000000</text:p>
          </table:table-cell>
          <table:table-cell office:value-type="float" office:value="68040887.0683502" calcext:value-type="float">
            <text:p>68040887.0683502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Bronx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05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468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nx</text:p>
          </table:table-cell>
          <table:table-cell office:value-type="float" office:value="72877" calcext:value-type="float">
            <text:p>72877.00000000</text:p>
          </table:table-cell>
          <table:table-cell office:value-type="float" office:value="34447604.6722183" calcext:value-type="float">
            <text:p>34447604.6722183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Bronx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05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463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nx</text:p>
          </table:table-cell>
          <table:table-cell office:value-type="float" office:value="70641" calcext:value-type="float">
            <text:p>70641.00000000</text:p>
          </table:table-cell>
          <table:table-cell office:value-type="float" office:value="3119701.91322087" calcext:value-type="float">
            <text:p>3119701.91322087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458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nx</text:p>
          </table:table-cell>
          <table:table-cell office:value-type="float" office:value="79362" calcext:value-type="float">
            <text:p>79362.00000000</text:p>
          </table:table-cell>
          <table:table-cell office:value-type="float" office:value="35968812.9033631" calcext:value-type="float">
            <text:p>35968812.9033631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Bronx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05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034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New York</text:p>
          </table:table-cell>
          <table:table-cell office:value-type="float" office:value="39149" calcext:value-type="float">
            <text:p>39149.00000000</text:p>
          </table:table-cell>
          <table:table-cell office:value-type="float" office:value="24503892.1220115" calcext:value-type="float">
            <text:p>24503892.1220115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033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New York</text:p>
          </table:table-cell>
          <table:table-cell office:value-type="float" office:value="54284" calcext:value-type="float">
            <text:p>54284.00000000</text:p>
          </table:table-cell>
          <table:table-cell office:value-type="float" office:value="16156054.1719256" calcext:value-type="float">
            <text:p>16156054.1719256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462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nx</text:p>
          </table:table-cell>
          <table:table-cell office:value-type="float" office:value="75674" calcext:value-type="float">
            <text:p>75674.00000000</text:p>
          </table:table-cell>
          <table:table-cell office:value-type="float" office:value="53022513.776471" calcext:value-type="float">
            <text:p>53022513.776471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Bronx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05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040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New York</text:p>
          </table:table-cell>
          <table:table-cell office:value-type="float" office:value="41033" calcext:value-type="float">
            <text:p>41033.00000000</text:p>
          </table:table-cell>
          <table:table-cell office:value-type="float" office:value="16340742.7951967" calcext:value-type="float">
            <text:p>16340742.7951967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453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nx</text:p>
          </table:table-cell>
          <table:table-cell office:value-type="float" office:value="77576" calcext:value-type="float">
            <text:p>77576.00000000</text:p>
          </table:table-cell>
          <table:table-cell office:value-type="float" office:value="25748509.2716743" calcext:value-type="float">
            <text:p>25748509.2716743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Bronx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05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465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nx</text:p>
          </table:table-cell>
          <table:table-cell office:value-type="float" office:value="42012" calcext:value-type="float">
            <text:p>42012.00000000</text:p>
          </table:table-cell>
          <table:table-cell office:value-type="float" office:value="108423743.438241" calcext:value-type="float">
            <text:p>108423743.438241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Bronx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05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464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nx</text:p>
          </table:table-cell>
          <table:table-cell office:value-type="float" office:value="4438" calcext:value-type="float">
            <text:p>4438.00000000</text:p>
          </table:table-cell>
          <table:table-cell office:value-type="float" office:value="4512530.57659232" calcext:value-type="float">
            <text:p>4512530.57659232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Bronx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05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464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nx</text:p>
          </table:table-cell>
          <table:table-cell office:value-type="float" office:value="4438" calcext:value-type="float">
            <text:p>4438.00000000</text:p>
          </table:table-cell>
          <table:table-cell office:value-type="float" office:value="11587953.826739" calcext:value-type="float">
            <text:p>11587953.826739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Bronx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05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461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nx</text:p>
          </table:table-cell>
          <table:table-cell office:value-type="float" office:value="50549" calcext:value-type="float">
            <text:p>50549.00000000</text:p>
          </table:table-cell>
          <table:table-cell office:value-type="float" office:value="62824057.5745278" calcext:value-type="float">
            <text:p>62824057.5745278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Bronx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05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457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nx</text:p>
          </table:table-cell>
          <table:table-cell office:value-type="float" office:value="70253" calcext:value-type="float">
            <text:p>70253.00000000</text:p>
          </table:table-cell>
          <table:table-cell office:value-type="float" office:value="37640607.3793199" calcext:value-type="float">
            <text:p>37640607.3793199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Bronx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05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460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nx</text:p>
          </table:table-cell>
          <table:table-cell office:value-type="float" office:value="56670" calcext:value-type="float">
            <text:p>56670.00000000</text:p>
          </table:table-cell>
          <table:table-cell office:value-type="float" office:value="35155666.6460149" calcext:value-type="float">
            <text:p>35155666.6460149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Bronx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05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032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New York</text:p>
          </table:table-cell>
          <table:table-cell office:value-type="float" office:value="57606" calcext:value-type="float">
            <text:p>57606.00000000</text:p>
          </table:table-cell>
          <table:table-cell office:value-type="float" office:value="23159566.0923429" calcext:value-type="float">
            <text:p>23159566.0923429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452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nx</text:p>
          </table:table-cell>
          <table:table-cell office:value-type="float" office:value="76104" calcext:value-type="float">
            <text:p>76104.00000000</text:p>
          </table:table-cell>
          <table:table-cell office:value-type="float" office:value="27550385.8533127" calcext:value-type="float">
            <text:p>27550385.8533127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Bronx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05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456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nx</text:p>
          </table:table-cell>
          <table:table-cell office:value-type="float" office:value="89390" calcext:value-type="float">
            <text:p>89390.00000000</text:p>
          </table:table-cell>
          <table:table-cell office:value-type="float" office:value="29933452.4363485" calcext:value-type="float">
            <text:p>29933452.4363485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Bronx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05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472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nx</text:p>
          </table:table-cell>
          <table:table-cell office:value-type="float" office:value="66356" calcext:value-type="float">
            <text:p>66356.00000000</text:p>
          </table:table-cell>
          <table:table-cell office:value-type="float" office:value="30963245.1883283" calcext:value-type="float">
            <text:p>30963245.1883283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Bronx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05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031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New York</text:p>
          </table:table-cell>
          <table:table-cell office:value-type="float" office:value="57010" calcext:value-type="float">
            <text:p>57010.00000000</text:p>
          </table:table-cell>
          <table:table-cell office:value-type="float" office:value="16902152.3659099" calcext:value-type="float">
            <text:p>16902152.3659099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039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New York</text:p>
          </table:table-cell>
          <table:table-cell office:value-type="float" office:value="24234" calcext:value-type="float">
            <text:p>24234.00000000</text:p>
          </table:table-cell>
          <table:table-cell office:value-type="float" office:value="8419027.88460668" calcext:value-type="float">
            <text:p>8419027.88460668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459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nx</text:p>
          </table:table-cell>
          <table:table-cell office:value-type="float" office:value="46804" calcext:value-type="float">
            <text:p>46804.00000000</text:p>
          </table:table-cell>
          <table:table-cell office:value-type="float" office:value="22551940.5372444" calcext:value-type="float">
            <text:p>22551940.5372444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Bronx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05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451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nx</text:p>
          </table:table-cell>
          <table:table-cell office:value-type="float" office:value="44140" calcext:value-type="float">
            <text:p>44140.00000000</text:p>
          </table:table-cell>
          <table:table-cell office:value-type="float" office:value="28944106.5168784" calcext:value-type="float">
            <text:p>28944106.5168784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Bronx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05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473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nx</text:p>
          </table:table-cell>
          <table:table-cell office:value-type="float" office:value="58284" calcext:value-type="float">
            <text:p>58284.00000000</text:p>
          </table:table-cell>
          <table:table-cell office:value-type="float" office:value="59522354.5402765" calcext:value-type="float">
            <text:p>59522354.5402765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Bronx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05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030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New York</text:p>
          </table:table-cell>
          <table:table-cell office:value-type="float" office:value="26720" calcext:value-type="float">
            <text:p>26720.00000000</text:p>
          </table:table-cell>
          <table:table-cell office:value-type="float" office:value="7757661.4549303" calcext:value-type="float">
            <text:p>7757661.4549303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027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New York</text:p>
          </table:table-cell>
          <table:table-cell office:value-type="float" office:value="58639" calcext:value-type="float">
            <text:p>58639.00000000</text:p>
          </table:table-cell>
          <table:table-cell office:value-type="float" office:value="24695278.5042902" calcext:value-type="float">
            <text:p>24695278.5042902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474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nx</text:p>
          </table:table-cell>
          <table:table-cell office:value-type="float" office:value="12281" calcext:value-type="float">
            <text:p>12281.00000000</text:p>
          </table:table-cell>
          <table:table-cell office:value-type="float" office:value="40614090.1902275" calcext:value-type="float">
            <text:p>40614090.1902275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Bronx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05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455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nx</text:p>
          </table:table-cell>
          <table:table-cell office:value-type="float" office:value="39834" calcext:value-type="float">
            <text:p>39834.00000000</text:p>
          </table:table-cell>
          <table:table-cell office:value-type="float" office:value="19846918.8414558" calcext:value-type="float">
            <text:p>19846918.8414558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Bronx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05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037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New York</text:p>
          </table:table-cell>
          <table:table-cell office:value-type="float" office:value="16931" calcext:value-type="float">
            <text:p>16931.00000000</text:p>
          </table:table-cell>
          <table:table-cell office:value-type="float" office:value="7188980.95342821" calcext:value-type="float">
            <text:p>7188980.95342821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024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New York</text:p>
          </table:table-cell>
          <table:table-cell office:value-type="float" office:value="58521" calcext:value-type="float">
            <text:p>58521.00000000</text:p>
          </table:table-cell>
          <table:table-cell office:value-type="float" office:value="22877335.4639181" calcext:value-type="float">
            <text:p>22877335.4639181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454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nx</text:p>
          </table:table-cell>
          <table:table-cell office:value-type="float" office:value="37466" calcext:value-type="float">
            <text:p>37466.00000000</text:p>
          </table:table-cell>
          <table:table-cell office:value-type="float" office:value="31063613.325308" calcext:value-type="float">
            <text:p>31063613.325308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Bronx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05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026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New York</text:p>
          </table:table-cell>
          <table:table-cell office:value-type="float" office:value="34313" calcext:value-type="float">
            <text:p>34313.00000000</text:p>
          </table:table-cell>
          <table:table-cell office:value-type="float" office:value="11092681.4884746" calcext:value-type="float">
            <text:p>11092681.4884746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035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New York</text:p>
          </table:table-cell>
          <table:table-cell office:value-type="float" office:value="34884" calcext:value-type="float">
            <text:p>34884.00000000</text:p>
          </table:table-cell>
          <table:table-cell office:value-type="float" office:value="15445657.3340813" calcext:value-type="float">
            <text:p>15445657.3340813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048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New York</text:p>
          </table:table-cell>
          <table:table-cell office:value-type="float" office:value="0" calcext:value-type="float">
            <text:p>0.00000000</text:p>
          </table:table-cell>
          <table:table-cell office:value-type="float" office:value="972788.42397429" calcext:value-type="float">
            <text:p>972788.42397429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025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New York</text:p>
          </table:table-cell>
          <table:table-cell office:value-type="float" office:value="96054" calcext:value-type="float">
            <text:p>96054.00000000</text:p>
          </table:table-cell>
          <table:table-cell office:value-type="float" office:value="19631043.8225259" calcext:value-type="float">
            <text:p>19631043.8225259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357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Whitestone</text:p>
          </table:table-cell>
          <table:table-cell office:value-type="float" office:value="38944" calcext:value-type="float">
            <text:p>38944.00000000</text:p>
          </table:table-cell>
          <table:table-cell office:value-type="float" office:value="77359110.6091442" calcext:value-type="float">
            <text:p>77359110.6091442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029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New York</text:p>
          </table:table-cell>
          <table:table-cell office:value-type="float" office:value="77503" calcext:value-type="float">
            <text:p>77503.00000000</text:p>
          </table:table-cell>
          <table:table-cell office:value-type="float" office:value="22963435.6769661" calcext:value-type="float">
            <text:p>22963435.6769661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00083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Central Park</text:p>
          </table:table-cell>
          <table:table-cell office:value-type="float" office:value="25" calcext:value-type="float">
            <text:p>25.00000000</text:p>
          </table:table-cell>
          <table:table-cell office:value-type="float" office:value="38300990.399943" calcext:value-type="float">
            <text:p>38300990.399943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356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College Point</text:p>
          </table:table-cell>
          <table:table-cell office:value-type="float" office:value="23379" calcext:value-type="float">
            <text:p>23379.00000000</text:p>
          </table:table-cell>
          <table:table-cell office:value-type="float" office:value="43321159.272031" calcext:value-type="float">
            <text:p>43321159.272031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359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ayside</text:p>
          </table:table-cell>
          <table:table-cell office:value-type="float" office:value="0" calcext:value-type="float">
            <text:p>0.00000000</text:p>
          </table:table-cell>
          <table:table-cell office:value-type="float" office:value="6567982.08534197" calcext:value-type="float">
            <text:p>6567982.08534197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360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ayside</text:p>
          </table:table-cell>
          <table:table-cell office:value-type="float" office:value="18973" calcext:value-type="float">
            <text:p>18973.00000000</text:p>
          </table:table-cell>
          <table:table-cell office:value-type="float" office:value="38834824.1713414" calcext:value-type="float">
            <text:p>38834824.1713414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105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Astoria</text:p>
          </table:table-cell>
          <table:table-cell office:value-type="float" office:value="36906" calcext:value-type="float">
            <text:p>36906.00000000</text:p>
          </table:table-cell>
          <table:table-cell office:value-type="float" office:value="48795608.0799341" calcext:value-type="float">
            <text:p>48795608.0799341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128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New York</text:p>
          </table:table-cell>
          <table:table-cell office:value-type="float" office:value="55748" calcext:value-type="float">
            <text:p>55748.00000000</text:p>
          </table:table-cell>
          <table:table-cell office:value-type="float" office:value="11011681.5568226" calcext:value-type="float">
            <text:p>11011681.5568226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023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New York</text:p>
          </table:table-cell>
          <table:table-cell office:value-type="float" office:value="62800" calcext:value-type="float">
            <text:p>62800.00000000</text:p>
          </table:table-cell>
          <table:table-cell office:value-type="float" office:value="15212712.6781593" calcext:value-type="float">
            <text:p>15212712.6781593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363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Little Neck</text:p>
          </table:table-cell>
          <table:table-cell office:value-type="float" office:value="7060" calcext:value-type="float">
            <text:p>7060.00000000</text:p>
          </table:table-cell>
          <table:table-cell office:value-type="float" office:value="24242790.0234975" calcext:value-type="float">
            <text:p>24242790.0234975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028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New York</text:p>
          </table:table-cell>
          <table:table-cell office:value-type="float" office:value="47530" calcext:value-type="float">
            <text:p>47530.00000000</text:p>
          </table:table-cell>
          <table:table-cell office:value-type="float" office:value="9842046.4797" calcext:value-type="float">
            <text:p>9842046.479700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354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Flushing</text:p>
          </table:table-cell>
          <table:table-cell office:value-type="float" office:value="58525" calcext:value-type="float">
            <text:p>58525.00000000</text:p>
          </table:table-cell>
          <table:table-cell office:value-type="float" office:value="61985147.4508045" calcext:value-type="float">
            <text:p>61985147.4508045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102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Astoria</text:p>
          </table:table-cell>
          <table:table-cell office:value-type="float" office:value="33944" calcext:value-type="float">
            <text:p>33944.00000000</text:p>
          </table:table-cell>
          <table:table-cell office:value-type="float" office:value="19116258.4369194" calcext:value-type="float">
            <text:p>19116258.4369194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370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East Elmhurst</text:p>
          </table:table-cell>
          <table:table-cell office:value-type="float" office:value="40591" calcext:value-type="float">
            <text:p>40591.00000000</text:p>
          </table:table-cell>
          <table:table-cell office:value-type="float" office:value="23600231.4880305" calcext:value-type="float">
            <text:p>23600231.4880305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021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New York</text:p>
          </table:table-cell>
          <table:table-cell office:value-type="float" office:value="45299" calcext:value-type="float">
            <text:p>45299.00000000</text:p>
          </table:table-cell>
          <table:table-cell office:value-type="float" office:value="10495133.4084987" calcext:value-type="float">
            <text:p>10495133.4084987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358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Flushing</text:p>
          </table:table-cell>
          <table:table-cell office:value-type="float" office:value="37743" calcext:value-type="float">
            <text:p>37743.00000000</text:p>
          </table:table-cell>
          <table:table-cell office:value-type="float" office:value="54622541.0857367" calcext:value-type="float">
            <text:p>54622541.0857367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362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Little Neck</text:p>
          </table:table-cell>
          <table:table-cell office:value-type="float" office:value="17707" calcext:value-type="float">
            <text:p>17707.00000000</text:p>
          </table:table-cell>
          <table:table-cell office:value-type="float" office:value="54680551.219371" calcext:value-type="float">
            <text:p>54680551.219371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044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New York</text:p>
          </table:table-cell>
          <table:table-cell office:value-type="float" office:value="11661" calcext:value-type="float">
            <text:p>11661.00000000</text:p>
          </table:table-cell>
          <table:table-cell office:value-type="float" office:value="6296113.26884279" calcext:value-type="float">
            <text:p>6296113.26884279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369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East Elmhurst</text:p>
          </table:table-cell>
          <table:table-cell office:value-type="float" office:value="38116" calcext:value-type="float">
            <text:p>38116.00000000</text:p>
          </table:table-cell>
          <table:table-cell office:value-type="float" office:value="30060493.2463742" calcext:value-type="float">
            <text:p>30060493.2463742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103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Astoria</text:p>
          </table:table-cell>
          <table:table-cell office:value-type="float" office:value="38234" calcext:value-type="float">
            <text:p>38234.00000000</text:p>
          </table:table-cell>
          <table:table-cell office:value-type="float" office:value="20222394.6255259" calcext:value-type="float">
            <text:p>20222394.6255259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106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Astoria</text:p>
          </table:table-cell>
          <table:table-cell office:value-type="float" office:value="38665" calcext:value-type="float">
            <text:p>38665.00000000</text:p>
          </table:table-cell>
          <table:table-cell office:value-type="float" office:value="23866112.7254688" calcext:value-type="float">
            <text:p>23866112.7254688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368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Corona</text:p>
          </table:table-cell>
          <table:table-cell office:value-type="float" office:value="109069" calcext:value-type="float">
            <text:p>109069.00000000</text:p>
          </table:table-cell>
          <table:table-cell office:value-type="float" office:value="72489663.284463" calcext:value-type="float">
            <text:p>72489663.284463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377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Woodside</text:p>
          </table:table-cell>
          <table:table-cell office:value-type="float" office:value="90852" calcext:value-type="float">
            <text:p>90852.00000000</text:p>
          </table:table-cell>
          <table:table-cell office:value-type="float" office:value="71832387.4944802" calcext:value-type="float">
            <text:p>71832387.4944802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355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Flushing</text:p>
          </table:table-cell>
          <table:table-cell office:value-type="float" office:value="82809" calcext:value-type="float">
            <text:p>82809.00000000</text:p>
          </table:table-cell>
          <table:table-cell office:value-type="float" office:value="49383079.083945" calcext:value-type="float">
            <text:p>49383079.083945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101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Long Island City</text:p>
          </table:table-cell>
          <table:table-cell office:value-type="float" office:value="26254" calcext:value-type="float">
            <text:p>26254.00000000</text:p>
          </table:table-cell>
          <table:table-cell office:value-type="float" office:value="78962088.741757" calcext:value-type="float">
            <text:p>78962088.741757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364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Oakland Gardens</text:p>
          </table:table-cell>
          <table:table-cell office:value-type="float" office:value="33937" calcext:value-type="float">
            <text:p>33937.00000000</text:p>
          </table:table-cell>
          <table:table-cell office:value-type="float" office:value="84259665.0529601" calcext:value-type="float">
            <text:p>84259665.0529601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018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New York</text:p>
          </table:table-cell>
          <table:table-cell office:value-type="float" office:value="5503" calcext:value-type="float">
            <text:p>5503.00000000</text:p>
          </table:table-cell>
          <table:table-cell office:value-type="float" office:value="10705796.4791701" calcext:value-type="float">
            <text:p>10705796.4791701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020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New York</text:p>
          </table:table-cell>
          <table:table-cell office:value-type="float" office:value="0" calcext:value-type="float">
            <text:p>0.00000000</text:p>
          </table:table-cell>
          <table:table-cell office:value-type="float" office:value="697297.02240016" calcext:value-type="float">
            <text:p>697297.02240016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005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Floral Park</text:p>
          </table:table-cell>
          <table:table-cell office:value-type="float" office:value="3533" calcext:value-type="float">
            <text:p>3533.00000000</text:p>
          </table:table-cell>
          <table:table-cell office:value-type="float" office:value="9075527.40374782" calcext:value-type="float">
            <text:p>9075527.40374782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017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New York</text:p>
          </table:table-cell>
          <table:table-cell office:value-type="float" office:value="15918" calcext:value-type="float">
            <text:p>15918.00000000</text:p>
          </table:table-cell>
          <table:table-cell office:value-type="float" office:value="9794383.23999352" calcext:value-type="float">
            <text:p>9794383.23999352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001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New York</text:p>
          </table:table-cell>
          <table:table-cell office:value-type="float" office:value="22413" calcext:value-type="float">
            <text:p>22413.00000000</text:p>
          </table:table-cell>
          <table:table-cell office:value-type="float" office:value="17794940.7727089" calcext:value-type="float">
            <text:p>17794940.7727089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011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New York</text:p>
          </table:table-cell>
          <table:table-cell office:value-type="float" office:value="50594" calcext:value-type="float">
            <text:p>50594.00000000</text:p>
          </table:table-cell>
          <table:table-cell office:value-type="float" office:value="18118416.8463268" calcext:value-type="float">
            <text:p>18118416.8463268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016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New York</text:p>
          </table:table-cell>
          <table:table-cell office:value-type="float" office:value="54606" calcext:value-type="float">
            <text:p>54606.00000000</text:p>
          </table:table-cell>
          <table:table-cell office:value-type="float" office:value="15042403.0377915" calcext:value-type="float">
            <text:p>15042403.0377915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104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Sunnyside</text:p>
          </table:table-cell>
          <table:table-cell office:value-type="float" office:value="27127" calcext:value-type="float">
            <text:p>27127.00000000</text:p>
          </table:table-cell>
          <table:table-cell office:value-type="float" office:value="12084432.1160844" calcext:value-type="float">
            <text:p>12084432.1160844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109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Long Island City</text:p>
          </table:table-cell>
          <table:table-cell office:value-type="float" office:value="2752" calcext:value-type="float">
            <text:p>2752.00000000</text:p>
          </table:table-cell>
          <table:table-cell office:value-type="float" office:value="581237.15059292" calcext:value-type="float">
            <text:p>581237.15059292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010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New York</text:p>
          </table:table-cell>
          <table:table-cell office:value-type="float" office:value="29881" calcext:value-type="float">
            <text:p>29881.00000000</text:p>
          </table:table-cell>
          <table:table-cell office:value-type="float" office:value="9768395.56994528" calcext:value-type="float">
            <text:p>9768395.56994528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367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Flushing</text:p>
          </table:table-cell>
          <table:table-cell office:value-type="float" office:value="41773" calcext:value-type="float">
            <text:p>41773.00000000</text:p>
          </table:table-cell>
          <table:table-cell office:value-type="float" office:value="72810151.5885401" calcext:value-type="float">
            <text:p>72810151.5885401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014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New York</text:p>
          </table:table-cell>
          <table:table-cell office:value-type="float" office:value="31328" calcext:value-type="float">
            <text:p>31328.00000000</text:p>
          </table:table-cell>
          <table:table-cell office:value-type="float" office:value="14151052.0304172" calcext:value-type="float">
            <text:p>14151052.0304172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003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New York</text:p>
          </table:table-cell>
          <table:table-cell office:value-type="float" office:value="55878" calcext:value-type="float">
            <text:p>55878.00000000</text:p>
          </table:table-cell>
          <table:table-cell office:value-type="float" office:value="15538376.2696663" calcext:value-type="float">
            <text:p>15538376.2696663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222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oklyn</text:p>
          </table:table-cell>
          <table:table-cell office:value-type="float" office:value="36315" calcext:value-type="float">
            <text:p>36315.00000000</text:p>
          </table:table-cell>
          <table:table-cell office:value-type="float" office:value="42825293.236702" calcext:value-type="float">
            <text:p>42825293.236702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King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47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002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New York</text:p>
          </table:table-cell>
          <table:table-cell office:value-type="float" office:value="81305" calcext:value-type="float">
            <text:p>81305.00000000</text:p>
          </table:table-cell>
          <table:table-cell office:value-type="float" office:value="26280128.5438885" calcext:value-type="float">
            <text:p>26280128.5438885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378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Maspeth</text:p>
          </table:table-cell>
          <table:table-cell office:value-type="float" office:value="35473" calcext:value-type="float">
            <text:p>35473.00000000</text:p>
          </table:table-cell>
          <table:table-cell office:value-type="float" office:value="66260538.7433529" calcext:value-type="float">
            <text:p>66260538.7433529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009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New York</text:p>
          </table:table-cell>
          <table:table-cell office:value-type="float" office:value="61455" calcext:value-type="float">
            <text:p>61455.00000000</text:p>
          </table:table-cell>
          <table:table-cell office:value-type="float" office:value="15903519.3012284" calcext:value-type="float">
            <text:p>15903519.3012284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012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New York</text:p>
          </table:table-cell>
          <table:table-cell office:value-type="float" office:value="24276" calcext:value-type="float">
            <text:p>24276.00000000</text:p>
          </table:table-cell>
          <table:table-cell office:value-type="float" office:value="9193738.99955164" calcext:value-type="float">
            <text:p>9193738.99955164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013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New York</text:p>
          </table:table-cell>
          <table:table-cell office:value-type="float" office:value="27985" calcext:value-type="float">
            <text:p>27985.00000000</text:p>
          </table:table-cell>
          <table:table-cell office:value-type="float" office:value="15580578.8335804" calcext:value-type="float">
            <text:p>15580578.8335804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007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New York</text:p>
          </table:table-cell>
          <table:table-cell office:value-type="float" office:value="7323" calcext:value-type="float">
            <text:p>7323.00000000</text:p>
          </table:table-cell>
          <table:table-cell office:value-type="float" office:value="5327870.97676123" calcext:value-type="float">
            <text:p>5327870.97676123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237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oklyn</text:p>
          </table:table-cell>
          <table:table-cell office:value-type="float" office:value="49335" calcext:value-type="float">
            <text:p>49335.00000000</text:p>
          </table:table-cell>
          <table:table-cell office:value-type="float" office:value="27425868.1713133" calcext:value-type="float">
            <text:p>27425868.1713133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King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47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385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Ridgewood</text:p>
          </table:table-cell>
          <table:table-cell office:value-type="float" office:value="98436" calcext:value-type="float">
            <text:p>98436.00000000</text:p>
          </table:table-cell>
          <table:table-cell office:value-type="float" office:value="124786310.907857" calcext:value-type="float">
            <text:p>124786310.907857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038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New York</text:p>
          </table:table-cell>
          <table:table-cell office:value-type="float" office:value="19127" calcext:value-type="float">
            <text:p>19127.00000000</text:p>
          </table:table-cell>
          <table:table-cell office:value-type="float" office:value="7022760.64302604" calcext:value-type="float">
            <text:p>7022760.64302604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206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oklyn</text:p>
          </table:table-cell>
          <table:table-cell office:value-type="float" office:value="83575" calcext:value-type="float">
            <text:p>83575.00000000</text:p>
          </table:table-cell>
          <table:table-cell office:value-type="float" office:value="40700720.9727291" calcext:value-type="float">
            <text:p>40700720.9727291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King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47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006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New York</text:p>
          </table:table-cell>
          <table:table-cell office:value-type="float" office:value="3011" calcext:value-type="float">
            <text:p>3011.00000000</text:p>
          </table:table-cell>
          <table:table-cell office:value-type="float" office:value="1716640.92012239" calcext:value-type="float">
            <text:p>1716640.92012239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412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Saint Albans</text:p>
          </table:table-cell>
          <table:table-cell office:value-type="float" office:value="35019" calcext:value-type="float">
            <text:p>35019.00000000</text:p>
          </table:table-cell>
          <table:table-cell office:value-type="float" office:value="45842752.226073" calcext:value-type="float">
            <text:p>45842752.226073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005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New York</text:p>
          </table:table-cell>
          <table:table-cell office:value-type="float" office:value="8107" calcext:value-type="float">
            <text:p>8107.00000000</text:p>
          </table:table-cell>
          <table:table-cell office:value-type="float" office:value="2082901.14073505" calcext:value-type="float">
            <text:p>2082901.14073505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251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oklyn</text:p>
          </table:table-cell>
          <table:table-cell office:value-type="float" office:value="74" calcext:value-type="float">
            <text:p>74.00000000</text:p>
          </table:table-cell>
          <table:table-cell office:value-type="float" office:value="10245952.2542422" calcext:value-type="float">
            <text:p>10245952.2542422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King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47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004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New York</text:p>
          </table:table-cell>
          <table:table-cell office:value-type="float" office:value="2187" calcext:value-type="float">
            <text:p>2187.00000000</text:p>
          </table:table-cell>
          <table:table-cell office:value-type="float" office:value="4002521.0970287" calcext:value-type="float">
            <text:p>4002521.0970287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411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Cambria Heights</text:p>
          </table:table-cell>
          <table:table-cell office:value-type="float" office:value="18216" calcext:value-type="float">
            <text:p>18216.00000000</text:p>
          </table:table-cell>
          <table:table-cell office:value-type="float" office:value="35889597.3834009" calcext:value-type="float">
            <text:p>35889597.3834009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201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oklyn</text:p>
          </table:table-cell>
          <table:table-cell office:value-type="float" office:value="53041" calcext:value-type="float">
            <text:p>53041.00000000</text:p>
          </table:table-cell>
          <table:table-cell office:value-type="float" office:value="41094886.7657365" calcext:value-type="float">
            <text:p>41094886.7657365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King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47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004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New York</text:p>
          </table:table-cell>
          <table:table-cell office:value-type="float" office:value="2187" calcext:value-type="float">
            <text:p>2187.00000000</text:p>
          </table:table-cell>
          <table:table-cell office:value-type="float" office:value="1202707.70744839" calcext:value-type="float">
            <text:p>1202707.70744839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205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oklyn</text:p>
          </table:table-cell>
          <table:table-cell office:value-type="float" office:value="41125" calcext:value-type="float">
            <text:p>41125.00000000</text:p>
          </table:table-cell>
          <table:table-cell office:value-type="float" office:value="23270147.9497623" calcext:value-type="float">
            <text:p>23270147.9497623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King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47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208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oklyn</text:p>
          </table:table-cell>
          <table:table-cell office:value-type="float" office:value="94410" calcext:value-type="float">
            <text:p>94410.00000000</text:p>
          </table:table-cell>
          <table:table-cell office:value-type="float" office:value="79303684.263991" calcext:value-type="float">
            <text:p>79303684.263991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King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47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207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oklyn</text:p>
          </table:table-cell>
          <table:table-cell office:value-type="float" office:value="93556" calcext:value-type="float">
            <text:p>93556.00000000</text:p>
          </table:table-cell>
          <table:table-cell office:value-type="float" office:value="73966260.541061" calcext:value-type="float">
            <text:p>73966260.541061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King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47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004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New York</text:p>
          </table:table-cell>
          <table:table-cell office:value-type="float" office:value="2187" calcext:value-type="float">
            <text:p>2187.00000000</text:p>
          </table:table-cell>
          <table:table-cell office:value-type="float" office:value="7679615.51100765" calcext:value-type="float">
            <text:p>7679615.51100765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004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New York</text:p>
          </table:table-cell>
          <table:table-cell office:value-type="float" office:value="2187" calcext:value-type="float">
            <text:p>2187.00000000</text:p>
          </table:table-cell>
          <table:table-cell office:value-type="float" office:value="670708.01999656" calcext:value-type="float">
            <text:p>670708.01999656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413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Springfield Gardens</text:p>
          </table:table-cell>
          <table:table-cell office:value-type="float" office:value="39349" calcext:value-type="float">
            <text:p>39349.00000000</text:p>
          </table:table-cell>
          <table:table-cell office:value-type="float" office:value="86208498.5890682" calcext:value-type="float">
            <text:p>86208498.5890682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217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oklyn</text:p>
          </table:table-cell>
          <table:table-cell office:value-type="float" office:value="36615" calcext:value-type="float">
            <text:p>36615.00000000</text:p>
          </table:table-cell>
          <table:table-cell office:value-type="float" office:value="21648157.7960373" calcext:value-type="float">
            <text:p>21648157.7960373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King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47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238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oklyn</text:p>
          </table:table-cell>
          <table:table-cell office:value-type="float" office:value="46664" calcext:value-type="float">
            <text:p>46664.00000000</text:p>
          </table:table-cell>
          <table:table-cell office:value-type="float" office:value="29429423.4614794" calcext:value-type="float">
            <text:p>29429423.4614794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King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47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231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oklyn</text:p>
          </table:table-cell>
          <table:table-cell office:value-type="float" office:value="33144" calcext:value-type="float">
            <text:p>33144.00000000</text:p>
          </table:table-cell>
          <table:table-cell office:value-type="float" office:value="39379691.7940637" calcext:value-type="float">
            <text:p>39379691.7940637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King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47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422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Rosedale</text:p>
          </table:table-cell>
          <table:table-cell office:value-type="float" office:value="30139" calcext:value-type="float">
            <text:p>30139.00000000</text:p>
          </table:table-cell>
          <table:table-cell office:value-type="float" office:value="60120657.2055391" calcext:value-type="float">
            <text:p>60120657.2055391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420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South Ozone Park</text:p>
          </table:table-cell>
          <table:table-cell office:value-type="float" office:value="44538" calcext:value-type="float">
            <text:p>44538.00000000</text:p>
          </table:table-cell>
          <table:table-cell office:value-type="float" office:value="61879568.3727771" calcext:value-type="float">
            <text:p>61879568.3727771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417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Ozone Park</text:p>
          </table:table-cell>
          <table:table-cell office:value-type="float" office:value="28562" calcext:value-type="float">
            <text:p>28562.00000000</text:p>
          </table:table-cell>
          <table:table-cell office:value-type="float" office:value="31099087.1079081" calcext:value-type="float">
            <text:p>31099087.1079081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215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oklyn</text:p>
          </table:table-cell>
          <table:table-cell office:value-type="float" office:value="63272" calcext:value-type="float">
            <text:p>63272.00000000</text:p>
          </table:table-cell>
          <table:table-cell office:value-type="float" office:value="61922821.7461638" calcext:value-type="float">
            <text:p>61922821.7461638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King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47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231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oklyn</text:p>
          </table:table-cell>
          <table:table-cell office:value-type="float" office:value="33144" calcext:value-type="float">
            <text:p>33144.00000000</text:p>
          </table:table-cell>
          <table:table-cell office:value-type="float" office:value="701979.38531194" calcext:value-type="float">
            <text:p>701979.38531194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King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47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232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oklyn</text:p>
          </table:table-cell>
          <table:table-cell office:value-type="float" office:value="29521" calcext:value-type="float">
            <text:p>29521.00000000</text:p>
          </table:table-cell>
          <table:table-cell office:value-type="float" office:value="55879065.1502698" calcext:value-type="float">
            <text:p>55879065.1502698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King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47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430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Jamaica</text:p>
          </table:table-cell>
          <table:table-cell office:value-type="float" office:value="16" calcext:value-type="float">
            <text:p>16.00000000</text:p>
          </table:table-cell>
          <table:table-cell office:value-type="float" office:value="199913664.288603" calcext:value-type="float">
            <text:p>199913664.288603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203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oklyn</text:p>
          </table:table-cell>
          <table:table-cell office:value-type="float" office:value="78060" calcext:value-type="float">
            <text:p>78060.00000000</text:p>
          </table:table-cell>
          <table:table-cell office:value-type="float" office:value="60644835.4561565" calcext:value-type="float">
            <text:p>60644835.4561565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King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47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239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oklyn</text:p>
          </table:table-cell>
          <table:table-cell office:value-type="float" office:value="12562" calcext:value-type="float">
            <text:p>12562.00000000</text:p>
          </table:table-cell>
          <table:table-cell office:value-type="float" office:value="41794660.7671967" calcext:value-type="float">
            <text:p>41794660.7671967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King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47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236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oklyn</text:p>
          </table:table-cell>
          <table:table-cell office:value-type="float" office:value="94480" calcext:value-type="float">
            <text:p>94480.00000000</text:p>
          </table:table-cell>
          <table:table-cell office:value-type="float" office:value="96373991.6201046" calcext:value-type="float">
            <text:p>96373991.6201046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King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47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220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oklyn</text:p>
          </table:table-cell>
          <table:table-cell office:value-type="float" office:value="97257" calcext:value-type="float">
            <text:p>97257.00000000</text:p>
          </table:table-cell>
          <table:table-cell office:value-type="float" office:value="47453785.7906374" calcext:value-type="float">
            <text:p>47453785.7906374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King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47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301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Staten Island</text:p>
          </table:table-cell>
          <table:table-cell office:value-type="float" office:value="40438" calcext:value-type="float">
            <text:p>40438.00000000</text:p>
          </table:table-cell>
          <table:table-cell office:value-type="float" office:value="105182712.649568" calcext:value-type="float">
            <text:p>105182712.649568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Richmond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5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303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Staten Island</text:p>
          </table:table-cell>
          <table:table-cell office:value-type="float" office:value="27048" calcext:value-type="float">
            <text:p>27048.00000000</text:p>
          </table:table-cell>
          <table:table-cell office:value-type="float" office:value="81629773.5174369" calcext:value-type="float">
            <text:p>81629773.5174369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Richmond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5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234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oklyn</text:p>
          </table:table-cell>
          <table:table-cell office:value-type="float" office:value="85853" calcext:value-type="float">
            <text:p>85853.00000000</text:p>
          </table:table-cell>
          <table:table-cell office:value-type="float" office:value="206201040.087973" calcext:value-type="float">
            <text:p>206201040.087973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King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47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302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Staten Island</text:p>
          </table:table-cell>
          <table:table-cell office:value-type="float" office:value="18123" calcext:value-type="float">
            <text:p>18123.00000000</text:p>
          </table:table-cell>
          <table:table-cell office:value-type="float" office:value="29555323.0233747" calcext:value-type="float">
            <text:p>29555323.0233747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Richmond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5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693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Far Rockaway</text:p>
          </table:table-cell>
          <table:table-cell office:value-type="float" office:value="11052" calcext:value-type="float">
            <text:p>11052.00000000</text:p>
          </table:table-cell>
          <table:table-cell office:value-type="float" office:value="46471727.1709791" calcext:value-type="float">
            <text:p>46471727.1709791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209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oklyn</text:p>
          </table:table-cell>
          <table:table-cell office:value-type="float" office:value="69255" calcext:value-type="float">
            <text:p>69255.00000000</text:p>
          </table:table-cell>
          <table:table-cell office:value-type="float" office:value="57842313.9612272" calcext:value-type="float">
            <text:p>57842313.9612272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King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47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304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Staten Island</text:p>
          </table:table-cell>
          <table:table-cell office:value-type="float" office:value="41502" calcext:value-type="float">
            <text:p>41502.00000000</text:p>
          </table:table-cell>
          <table:table-cell office:value-type="float" office:value="98226679.797328" calcext:value-type="float">
            <text:p>98226679.797328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Richmond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5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314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Staten Island</text:p>
          </table:table-cell>
          <table:table-cell office:value-type="float" office:value="85430" calcext:value-type="float">
            <text:p>85430.00000000</text:p>
          </table:table-cell>
          <table:table-cell office:value-type="float" office:value="473985727.130054" calcext:value-type="float">
            <text:p>473985727.130054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Richmond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5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228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oklyn</text:p>
          </table:table-cell>
          <table:table-cell office:value-type="float" office:value="43080" calcext:value-type="float">
            <text:p>43080.00000000</text:p>
          </table:table-cell>
          <table:table-cell office:value-type="float" office:value="43893024.7317224" calcext:value-type="float">
            <text:p>43893024.7317224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King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47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096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Inwood</text:p>
          </table:table-cell>
          <table:table-cell office:value-type="float" office:value="147" calcext:value-type="float">
            <text:p>147.00000000</text:p>
          </table:table-cell>
          <table:table-cell office:value-type="float" office:value="1512446.30548939" calcext:value-type="float">
            <text:p>1512446.30548939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305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Staten Island</text:p>
          </table:table-cell>
          <table:table-cell office:value-type="float" office:value="41746" calcext:value-type="float">
            <text:p>41746.00000000</text:p>
          </table:table-cell>
          <table:table-cell office:value-type="float" office:value="111441829.317708" calcext:value-type="float">
            <text:p>111441829.317708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Richmond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5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229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oklyn</text:p>
          </table:table-cell>
          <table:table-cell office:value-type="float" office:value="79608" calcext:value-type="float">
            <text:p>79608.00000000</text:p>
          </table:table-cell>
          <table:table-cell office:value-type="float" office:value="60119326.1442695" calcext:value-type="float">
            <text:p>60119326.1442695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King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47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214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oklyn</text:p>
          </table:table-cell>
          <table:table-cell office:value-type="float" office:value="89061" calcext:value-type="float">
            <text:p>89061.00000000</text:p>
          </table:table-cell>
          <table:table-cell office:value-type="float" office:value="61096539.3891465" calcext:value-type="float">
            <text:p>61096539.3891465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King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47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691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Far Rockaway</text:p>
          </table:table-cell>
          <table:table-cell office:value-type="float" office:value="60267" calcext:value-type="float">
            <text:p>60267.00000000</text:p>
          </table:table-cell>
          <table:table-cell office:value-type="float" office:value="83927815.1123475" calcext:value-type="float">
            <text:p>83927815.1123475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096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Inwood</text:p>
          </table:table-cell>
          <table:table-cell office:value-type="float" office:value="147" calcext:value-type="float">
            <text:p>147.00000000</text:p>
          </table:table-cell>
          <table:table-cell office:value-type="float" office:value="111973.73396184" calcext:value-type="float">
            <text:p>111973.73396184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223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oklyn</text:p>
          </table:table-cell>
          <table:table-cell office:value-type="float" office:value="79864" calcext:value-type="float">
            <text:p>79864.00000000</text:p>
          </table:table-cell>
          <table:table-cell office:value-type="float" office:value="58702923.4662996" calcext:value-type="float">
            <text:p>58702923.4662996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King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47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693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Far Rockaway</text:p>
          </table:table-cell>
          <table:table-cell office:value-type="float" office:value="11052" calcext:value-type="float">
            <text:p>11052.00000000</text:p>
          </table:table-cell>
          <table:table-cell office:value-type="float" office:value="1527599.16446935" calcext:value-type="float">
            <text:p>1527599.16446935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692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Arverne</text:p>
          </table:table-cell>
          <table:table-cell office:value-type="float" office:value="18018" calcext:value-type="float">
            <text:p>18018.00000000</text:p>
          </table:table-cell>
          <table:table-cell office:value-type="float" office:value="23992395.3811918" calcext:value-type="float">
            <text:p>23992395.3811918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235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oklyn</text:p>
          </table:table-cell>
          <table:table-cell office:value-type="float" office:value="76130" calcext:value-type="float">
            <text:p>76130.00000000</text:p>
          </table:table-cell>
          <table:table-cell office:value-type="float" office:value="69053803.0317134" calcext:value-type="float">
            <text:p>69053803.0317134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King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47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693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Far Rockaway</text:p>
          </table:table-cell>
          <table:table-cell office:value-type="float" office:value="11052" calcext:value-type="float">
            <text:p>11052.00000000</text:p>
          </table:table-cell>
          <table:table-cell office:value-type="float" office:value="12270916.5305379" calcext:value-type="float">
            <text:p>12270916.5305379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306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Staten Island</text:p>
          </table:table-cell>
          <table:table-cell office:value-type="float" office:value="55602" calcext:value-type="float">
            <text:p>55602.00000000</text:p>
          </table:table-cell>
          <table:table-cell office:value-type="float" office:value="174102872.04866" calcext:value-type="float">
            <text:p>174102872.048660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Richmond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5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694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Rockaway Park</text:p>
          </table:table-cell>
          <table:table-cell office:value-type="float" office:value="20163" calcext:value-type="float">
            <text:p>20163.00000000</text:p>
          </table:table-cell>
          <table:table-cell office:value-type="float" office:value="48101606.6144704" calcext:value-type="float">
            <text:p>48101606.6144704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224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oklyn</text:p>
          </table:table-cell>
          <table:table-cell office:value-type="float" office:value="49600" calcext:value-type="float">
            <text:p>49600.00000000</text:p>
          </table:table-cell>
          <table:table-cell office:value-type="float" office:value="46701983.7536391" calcext:value-type="float">
            <text:p>46701983.7536391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King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47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308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Staten Island</text:p>
          </table:table-cell>
          <table:table-cell office:value-type="float" office:value="27612" calcext:value-type="float">
            <text:p>27612.00000000</text:p>
          </table:table-cell>
          <table:table-cell office:value-type="float" office:value="62751041.8151495" calcext:value-type="float">
            <text:p>62751041.8151495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Richmond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5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697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eezy Point</text:p>
          </table:table-cell>
          <table:table-cell office:value-type="float" office:value="4079" calcext:value-type="float">
            <text:p>4079.00000000</text:p>
          </table:table-cell>
          <table:table-cell office:value-type="float" office:value="59789760.6199218" calcext:value-type="float">
            <text:p>59789760.6199218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312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Staten Island</text:p>
          </table:table-cell>
          <table:table-cell office:value-type="float" office:value="58506" calcext:value-type="float">
            <text:p>58506.00000000</text:p>
          </table:table-cell>
          <table:table-cell office:value-type="float" office:value="169087432.907114" calcext:value-type="float">
            <text:p>169087432.907114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Richmond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5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309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Staten Island</text:p>
          </table:table-cell>
          <table:table-cell office:value-type="float" office:value="33114" calcext:value-type="float">
            <text:p>33114.00000000</text:p>
          </table:table-cell>
          <table:table-cell office:value-type="float" office:value="215835793.517094" calcext:value-type="float">
            <text:p>215835793.517094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Richmond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5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307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Staten Island</text:p>
          </table:table-cell>
          <table:table-cell office:value-type="float" office:value="14096" calcext:value-type="float">
            <text:p>14096.00000000</text:p>
          </table:table-cell>
          <table:table-cell office:value-type="float" office:value="46028382.6297602" calcext:value-type="float">
            <text:p>46028382.6297602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Richmond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5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280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New York</text:p>
          </table:table-cell>
          <table:table-cell office:value-type="float" office:value="3170" calcext:value-type="float">
            <text:p>3170.00000000</text:p>
          </table:table-cell>
          <table:table-cell office:value-type="float" office:value="2234114.00737477" calcext:value-type="float">
            <text:p>2234114.00737477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372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Jackson Heights</text:p>
          </table:table-cell>
          <table:table-cell office:value-type="float" office:value="66636" calcext:value-type="float">
            <text:p>66636.00000000</text:p>
          </table:table-cell>
          <table:table-cell office:value-type="float" office:value="20163283.8743202" calcext:value-type="float">
            <text:p>20163283.8743202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004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Glen Oaks</text:p>
          </table:table-cell>
          <table:table-cell office:value-type="float" office:value="11776" calcext:value-type="float">
            <text:p>11776.00000000</text:p>
          </table:table-cell>
          <table:table-cell office:value-type="float" office:value="22606526.9135699" calcext:value-type="float">
            <text:p>22606526.9135699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040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New Hyde Park</text:p>
          </table:table-cell>
          <table:table-cell office:value-type="float" office:value="2349" calcext:value-type="float">
            <text:p>2349.00000000</text:p>
          </table:table-cell>
          <table:table-cell office:value-type="float" office:value="6269333.411947" calcext:value-type="float">
            <text:p>6269333.411947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426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ellerose</text:p>
          </table:table-cell>
          <table:table-cell office:value-type="float" office:value="20050" calcext:value-type="float">
            <text:p>20050.00000000</text:p>
          </table:table-cell>
          <table:table-cell office:value-type="float" office:value="49609163.5394305" calcext:value-type="float">
            <text:p>49609163.5394305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365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Fresh Meadows</text:p>
          </table:table-cell>
          <table:table-cell office:value-type="float" office:value="40528" calcext:value-type="float">
            <text:p>40528.00000000</text:p>
          </table:table-cell>
          <table:table-cell office:value-type="float" office:value="69385865.5947389" calcext:value-type="float">
            <text:p>69385865.5947389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001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Floral Park</text:p>
          </table:table-cell>
          <table:table-cell office:value-type="float" office:value="3944" calcext:value-type="float">
            <text:p>3944.00000000</text:p>
          </table:table-cell>
          <table:table-cell office:value-type="float" office:value="9155180.26276007" calcext:value-type="float">
            <text:p>9155180.26276007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375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Forest Hills</text:p>
          </table:table-cell>
          <table:table-cell office:value-type="float" office:value="68555" calcext:value-type="float">
            <text:p>68555.00000000</text:p>
          </table:table-cell>
          <table:table-cell office:value-type="float" office:value="55587771.8344865" calcext:value-type="float">
            <text:p>55587771.8344865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427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Queens Village</text:p>
          </table:table-cell>
          <table:table-cell office:value-type="float" office:value="21942" calcext:value-type="float">
            <text:p>21942.00000000</text:p>
          </table:table-cell>
          <table:table-cell office:value-type="float" office:value="39435767.4173042" calcext:value-type="float">
            <text:p>39435767.4173042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374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Rego Park</text:p>
          </table:table-cell>
          <table:table-cell office:value-type="float" office:value="42755" calcext:value-type="float">
            <text:p>42755.00000000</text:p>
          </table:table-cell>
          <table:table-cell office:value-type="float" office:value="25203558.5810222" calcext:value-type="float">
            <text:p>25203558.5810222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366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Fresh Meadows</text:p>
          </table:table-cell>
          <table:table-cell office:value-type="float" office:value="13168" calcext:value-type="float">
            <text:p>13168.00000000</text:p>
          </table:table-cell>
          <table:table-cell office:value-type="float" office:value="20358592.7502548" calcext:value-type="float">
            <text:p>20358592.7502548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423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Hollis</text:p>
          </table:table-cell>
          <table:table-cell office:value-type="float" office:value="30243" calcext:value-type="float">
            <text:p>30243.00000000</text:p>
          </table:table-cell>
          <table:table-cell office:value-type="float" office:value="45095032.1009242" calcext:value-type="float">
            <text:p>45095032.1009242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428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Queens Village</text:p>
          </table:table-cell>
          <table:table-cell office:value-type="float" office:value="18818" calcext:value-type="float">
            <text:p>18818.00000000</text:p>
          </table:table-cell>
          <table:table-cell office:value-type="float" office:value="21927545.4923289" calcext:value-type="float">
            <text:p>21927545.4923289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432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Jamaica</text:p>
          </table:table-cell>
          <table:table-cell office:value-type="float" office:value="62075" calcext:value-type="float">
            <text:p>62075.00000000</text:p>
          </table:table-cell>
          <table:table-cell office:value-type="float" office:value="60177575.6380646" calcext:value-type="float">
            <text:p>60177575.6380646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379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Middle Village</text:p>
          </table:table-cell>
          <table:table-cell office:value-type="float" office:value="35428" calcext:value-type="float">
            <text:p>35428.00000000</text:p>
          </table:table-cell>
          <table:table-cell office:value-type="float" office:value="57622817.0453818" calcext:value-type="float">
            <text:p>57622817.0453818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429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Queens Village</text:p>
          </table:table-cell>
          <table:table-cell office:value-type="float" office:value="25116" calcext:value-type="float">
            <text:p>25116.00000000</text:p>
          </table:table-cell>
          <table:table-cell office:value-type="float" office:value="39559398.2845283" calcext:value-type="float">
            <text:p>39559398.2845283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435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Jamaica</text:p>
          </table:table-cell>
          <table:table-cell office:value-type="float" office:value="53404" calcext:value-type="float">
            <text:p>53404.00000000</text:p>
          </table:table-cell>
          <table:table-cell office:value-type="float" office:value="42105899.1565062" calcext:value-type="float">
            <text:p>42105899.1565062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415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Kew Gardens</text:p>
          </table:table-cell>
          <table:table-cell office:value-type="float" office:value="18990" calcext:value-type="float">
            <text:p>18990.00000000</text:p>
          </table:table-cell>
          <table:table-cell office:value-type="float" office:value="16802279.5094065" calcext:value-type="float">
            <text:p>16802279.5094065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418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Richmond Hill</text:p>
          </table:table-cell>
          <table:table-cell office:value-type="float" office:value="36607" calcext:value-type="float">
            <text:p>36607.00000000</text:p>
          </table:table-cell>
          <table:table-cell office:value-type="float" office:value="32025130.9227912" calcext:value-type="float">
            <text:p>32025130.9227912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433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Jamaica</text:p>
          </table:table-cell>
          <table:table-cell office:value-type="float" office:value="33679" calcext:value-type="float">
            <text:p>33679.00000000</text:p>
          </table:table-cell>
          <table:table-cell office:value-type="float" office:value="47739432.5965324" calcext:value-type="float">
            <text:p>47739432.5965324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451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Jamaica</text:p>
          </table:table-cell>
          <table:table-cell office:value-type="float" office:value="0" calcext:value-type="float">
            <text:p>0.00000000</text:p>
          </table:table-cell>
          <table:table-cell office:value-type="float" office:value="487599.72679456" calcext:value-type="float">
            <text:p>487599.72679456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221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oklyn</text:p>
          </table:table-cell>
          <table:table-cell office:value-type="float" office:value="80232" calcext:value-type="float">
            <text:p>80232.00000000</text:p>
          </table:table-cell>
          <table:table-cell office:value-type="float" office:value="38580480.4343075" calcext:value-type="float">
            <text:p>38580480.4343075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King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47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421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Woodhaven</text:p>
          </table:table-cell>
          <table:table-cell office:value-type="float" office:value="39014" calcext:value-type="float">
            <text:p>39014.00000000</text:p>
          </table:table-cell>
          <table:table-cell office:value-type="float" office:value="24314441.7639082" calcext:value-type="float">
            <text:p>24314441.7639082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419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South Richmond Hill</text:p>
          </table:table-cell>
          <table:table-cell office:value-type="float" office:value="47054" calcext:value-type="float">
            <text:p>47054.00000000</text:p>
          </table:table-cell>
          <table:table-cell office:value-type="float" office:value="31278858.1025216" calcext:value-type="float">
            <text:p>31278858.1025216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434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Jamaica</text:p>
          </table:table-cell>
          <table:table-cell office:value-type="float" office:value="57989" calcext:value-type="float">
            <text:p>57989.00000000</text:p>
          </table:table-cell>
          <table:table-cell office:value-type="float" office:value="87379704.1578414" calcext:value-type="float">
            <text:p>87379704.1578414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216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oklyn</text:p>
          </table:table-cell>
          <table:table-cell office:value-type="float" office:value="53862" calcext:value-type="float">
            <text:p>53862.00000000</text:p>
          </table:table-cell>
          <table:table-cell office:value-type="float" office:value="26478229.2634433" calcext:value-type="float">
            <text:p>26478229.2634433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King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47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416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Ozone Park</text:p>
          </table:table-cell>
          <table:table-cell office:value-type="float" office:value="25423" calcext:value-type="float">
            <text:p>25423.00000000</text:p>
          </table:table-cell>
          <table:table-cell office:value-type="float" office:value="18854849.8013032" calcext:value-type="float">
            <text:p>18854849.8013032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233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oklyn</text:p>
          </table:table-cell>
          <table:table-cell office:value-type="float" office:value="66737" calcext:value-type="float">
            <text:p>66737.00000000</text:p>
          </table:table-cell>
          <table:table-cell office:value-type="float" office:value="37871693.6822543" calcext:value-type="float">
            <text:p>37871693.6822543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King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47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055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ew York</text:p>
          </table:table-cell>
          <table:table-cell office:value-type="float" office:value="12" calcext:value-type="float">
            <text:p>12.00000000</text:p>
          </table:table-cell>
          <table:table-cell office:value-type="float" office:value="37223.53879059" calcext:value-type="float">
            <text:p>37223.53879059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019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New York</text:p>
          </table:table-cell>
          <table:table-cell office:value-type="float" office:value="41966" calcext:value-type="float">
            <text:p>41966.00000000</text:p>
          </table:table-cell>
          <table:table-cell office:value-type="float" office:value="18828383.1167983" calcext:value-type="float">
            <text:p>18828383.1167983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111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New York</text:p>
          </table:table-cell>
          <table:table-cell office:value-type="float" office:value="0" calcext:value-type="float">
            <text:p>0.00000000</text:p>
          </table:table-cell>
          <table:table-cell office:value-type="float" office:value="103066.25326749" calcext:value-type="float">
            <text:p>103066.25326749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153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ew York</text:p>
          </table:table-cell>
          <table:table-cell office:value-type="float" office:value="0" calcext:value-type="float">
            <text:p>0.00000000</text:p>
          </table:table-cell>
          <table:table-cell office:value-type="float" office:value="80339.64722531" calcext:value-type="float">
            <text:p>80339.64722531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154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ew York</text:p>
          </table:table-cell>
          <table:table-cell office:value-type="float" office:value="0" calcext:value-type="float">
            <text:p>0.00000000</text:p>
          </table:table-cell>
          <table:table-cell office:value-type="float" office:value="79148.80239471" calcext:value-type="float">
            <text:p>79148.80239471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152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ew York</text:p>
          </table:table-cell>
          <table:table-cell office:value-type="float" office:value="0" calcext:value-type="float">
            <text:p>0.00000000</text:p>
          </table:table-cell>
          <table:table-cell office:value-type="float" office:value="59924.99827374" calcext:value-type="float">
            <text:p>59924.99827374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115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New York</text:p>
          </table:table-cell>
          <table:table-cell office:value-type="float" office:value="0" calcext:value-type="float">
            <text:p>0.00000000</text:p>
          </table:table-cell>
          <table:table-cell office:value-type="float" office:value="71720.1154679" calcext:value-type="float">
            <text:p>71720.1154679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022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New York</text:p>
          </table:table-cell>
          <table:table-cell office:value-type="float" office:value="33135" calcext:value-type="float">
            <text:p>33135.00000000</text:p>
          </table:table-cell>
          <table:table-cell office:value-type="float" office:value="12728335.6230472" calcext:value-type="float">
            <text:p>12728335.6230472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370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nx</text:p>
          </table:table-cell>
          <table:table-cell office:value-type="float" office:value="40591" calcext:value-type="float">
            <text:p>40591.00000000</text:p>
          </table:table-cell>
          <table:table-cell office:value-type="float" office:value="18190205.1866401" calcext:value-type="float">
            <text:p>18190205.1866401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Bronx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05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065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New York</text:p>
          </table:table-cell>
          <table:table-cell office:value-type="float" office:value="33459" calcext:value-type="float">
            <text:p>33459.00000000</text:p>
          </table:table-cell>
          <table:table-cell office:value-type="float" office:value="11442579.5473714" calcext:value-type="float">
            <text:p>11442579.5473714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075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New York</text:p>
          </table:table-cell>
          <table:table-cell office:value-type="float" office:value="25203" calcext:value-type="float">
            <text:p>25203.00000000</text:p>
          </table:table-cell>
          <table:table-cell office:value-type="float" office:value="4809654.27648916" calcext:value-type="float">
            <text:p>4809654.27648916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069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New York</text:p>
          </table:table-cell>
          <table:table-cell office:value-type="float" office:value="5850" calcext:value-type="float">
            <text:p>5850.00000000</text:p>
          </table:table-cell>
          <table:table-cell office:value-type="float" office:value="2372365.88905417" calcext:value-type="float">
            <text:p>2372365.88905417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281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New York</text:p>
          </table:table-cell>
          <table:table-cell office:value-type="float" office:value="4017" calcext:value-type="float">
            <text:p>4017.00000000</text:p>
          </table:table-cell>
          <table:table-cell office:value-type="float" office:value="955857.82189407" calcext:value-type="float">
            <text:p>955857.82189407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282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New York</text:p>
          </table:table-cell>
          <table:table-cell office:value-type="float" office:value="4139" calcext:value-type="float">
            <text:p>4139.00000000</text:p>
          </table:table-cell>
          <table:table-cell office:value-type="float" office:value="1562844.98744848" calcext:value-type="float">
            <text:p>1562844.98744848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211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oklyn</text:p>
          </table:table-cell>
          <table:table-cell office:value-type="float" office:value="60861" calcext:value-type="float">
            <text:p>60861.00000000</text:p>
          </table:table-cell>
          <table:table-cell office:value-type="float" office:value="40470881.6712834" calcext:value-type="float">
            <text:p>40470881.6712834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King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47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373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Elmhurst</text:p>
          </table:table-cell>
          <table:table-cell office:value-type="float" office:value="101282" calcext:value-type="float">
            <text:p>101282.00000000</text:p>
          </table:table-cell>
          <table:table-cell office:value-type="float" office:value="42654860.3372075" calcext:value-type="float">
            <text:p>42654860.3372075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279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ew York</text:p>
          </table:table-cell>
          <table:table-cell office:value-type="float" office:value="0" calcext:value-type="float">
            <text:p>0.00000000</text:p>
          </table:table-cell>
          <table:table-cell office:value-type="float" office:value="28664.70581259" calcext:value-type="float">
            <text:p>28664.70581259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165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ew York</text:p>
          </table:table-cell>
          <table:table-cell office:value-type="float" office:value="0" calcext:value-type="float">
            <text:p>0.00000000</text:p>
          </table:table-cell>
          <table:table-cell office:value-type="float" office:value="40779.8152016" calcext:value-type="float">
            <text:p>40779.8152016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168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ew York</text:p>
          </table:table-cell>
          <table:table-cell office:value-type="float" office:value="0" calcext:value-type="float">
            <text:p>0.00000000</text:p>
          </table:table-cell>
          <table:table-cell office:value-type="float" office:value="27810.12206039" calcext:value-type="float">
            <text:p>27810.12206039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105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ew York</text:p>
          </table:table-cell>
          <table:table-cell office:value-type="float" office:value="0" calcext:value-type="float">
            <text:p>0.00000000</text:p>
          </table:table-cell>
          <table:table-cell office:value-type="float" office:value="35422.15675474" calcext:value-type="float">
            <text:p>35422.15675474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118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ew York</text:p>
          </table:table-cell>
          <table:table-cell office:value-type="float" office:value="0" calcext:value-type="float">
            <text:p>0.00000000</text:p>
          </table:table-cell>
          <table:table-cell office:value-type="float" office:value="91733.71536502" calcext:value-type="float">
            <text:p>91733.71536502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176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ew York</text:p>
          </table:table-cell>
          <table:table-cell office:value-type="float" office:value="0" calcext:value-type="float">
            <text:p>0.00000000</text:p>
          </table:table-cell>
          <table:table-cell office:value-type="float" office:value="18289.08973373" calcext:value-type="float">
            <text:p>18289.08973373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170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ew York</text:p>
          </table:table-cell>
          <table:table-cell office:value-type="float" office:value="0" calcext:value-type="float">
            <text:p>0.00000000</text:p>
          </table:table-cell>
          <table:table-cell office:value-type="float" office:value="61793.17513498" calcext:value-type="float">
            <text:p>61793.17513498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112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ew York</text:p>
          </table:table-cell>
          <table:table-cell office:value-type="float" office:value="0" calcext:value-type="float">
            <text:p>0.00000000</text:p>
          </table:table-cell>
          <table:table-cell office:value-type="float" office:value="164078.16778045" calcext:value-type="float">
            <text:p>164078.16778045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122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ew York</text:p>
          </table:table-cell>
          <table:table-cell office:value-type="float" office:value="0" calcext:value-type="float">
            <text:p>0.00000000</text:p>
          </table:table-cell>
          <table:table-cell office:value-type="float" office:value="23294.63810493" calcext:value-type="float">
            <text:p>23294.63810493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107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ew York</text:p>
          </table:table-cell>
          <table:table-cell office:value-type="float" office:value="0" calcext:value-type="float">
            <text:p>0.00000000</text:p>
          </table:table-cell>
          <table:table-cell office:value-type="float" office:value="23030.17589801" calcext:value-type="float">
            <text:p>23030.17589801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103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ew York</text:p>
          </table:table-cell>
          <table:table-cell office:value-type="float" office:value="0" calcext:value-type="float">
            <text:p>0.00000000</text:p>
          </table:table-cell>
          <table:table-cell office:value-type="float" office:value="62713.25340641" calcext:value-type="float">
            <text:p>62713.25340641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174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ew York</text:p>
          </table:table-cell>
          <table:table-cell office:value-type="float" office:value="0" calcext:value-type="float">
            <text:p>0.00000000</text:p>
          </table:table-cell>
          <table:table-cell office:value-type="float" office:value="44203.225551" calcext:value-type="float">
            <text:p>44203.225551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166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ew York</text:p>
          </table:table-cell>
          <table:table-cell office:value-type="float" office:value="0" calcext:value-type="float">
            <text:p>0.00000000</text:p>
          </table:table-cell>
          <table:table-cell office:value-type="float" office:value="110438.62316925" calcext:value-type="float">
            <text:p>110438.62316925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169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ew York</text:p>
          </table:table-cell>
          <table:table-cell office:value-type="float" office:value="0" calcext:value-type="float">
            <text:p>0.00000000</text:p>
          </table:table-cell>
          <table:table-cell office:value-type="float" office:value="66246.34636524" calcext:value-type="float">
            <text:p>66246.34636524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167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ew York</text:p>
          </table:table-cell>
          <table:table-cell office:value-type="float" office:value="0" calcext:value-type="float">
            <text:p>0.00000000</text:p>
          </table:table-cell>
          <table:table-cell office:value-type="float" office:value="80926.18724468" calcext:value-type="float">
            <text:p>80926.18724468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177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ew York</text:p>
          </table:table-cell>
          <table:table-cell office:value-type="float" office:value="0" calcext:value-type="float">
            <text:p>0.00000000</text:p>
          </table:table-cell>
          <table:table-cell office:value-type="float" office:value="24688.05110227" calcext:value-type="float">
            <text:p>24688.05110227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172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ew York</text:p>
          </table:table-cell>
          <table:table-cell office:value-type="float" office:value="0" calcext:value-type="float">
            <text:p>0.00000000</text:p>
          </table:table-cell>
          <table:table-cell office:value-type="float" office:value="79589.10010435" calcext:value-type="float">
            <text:p>79589.10010435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171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ew York</text:p>
          </table:table-cell>
          <table:table-cell office:value-type="float" office:value="0" calcext:value-type="float">
            <text:p>0.00000000</text:p>
          </table:table-cell>
          <table:table-cell office:value-type="float" office:value="23525.08592042" calcext:value-type="float">
            <text:p>23525.08592042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270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ew York</text:p>
          </table:table-cell>
          <table:table-cell office:value-type="float" office:value="0" calcext:value-type="float">
            <text:p>0.00000000</text:p>
          </table:table-cell>
          <table:table-cell office:value-type="float" office:value="31255.80042657" calcext:value-type="float">
            <text:p>31255.80042657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104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ew York</text:p>
          </table:table-cell>
          <table:table-cell office:value-type="float" office:value="0" calcext:value-type="float">
            <text:p>0.00000000</text:p>
          </table:table-cell>
          <table:table-cell office:value-type="float" office:value="89721.85254792" calcext:value-type="float">
            <text:p>89721.85254792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271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ew York</text:p>
          </table:table-cell>
          <table:table-cell office:value-type="float" office:value="0" calcext:value-type="float">
            <text:p>0.00000000</text:p>
          </table:table-cell>
          <table:table-cell office:value-type="float" office:value="49236.87720047" calcext:value-type="float">
            <text:p>49236.87720047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110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ew York</text:p>
          </table:table-cell>
          <table:table-cell office:value-type="float" office:value="0" calcext:value-type="float">
            <text:p>0.00000000</text:p>
          </table:table-cell>
          <table:table-cell office:value-type="float" office:value="21249.06351801" calcext:value-type="float">
            <text:p>21249.06351801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175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ew York</text:p>
          </table:table-cell>
          <table:table-cell office:value-type="float" office:value="0" calcext:value-type="float">
            <text:p>0.00000000</text:p>
          </table:table-cell>
          <table:table-cell office:value-type="float" office:value="18685.39452547" calcext:value-type="float">
            <text:p>18685.39452547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151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ew York</text:p>
          </table:table-cell>
          <table:table-cell office:value-type="float" office:value="0" calcext:value-type="float">
            <text:p>0.00000000</text:p>
          </table:table-cell>
          <table:table-cell office:value-type="float" office:value="21380.26837704" calcext:value-type="float">
            <text:p>21380.26837704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173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ew York</text:p>
          </table:table-cell>
          <table:table-cell office:value-type="float" office:value="0" calcext:value-type="float">
            <text:p>0.00000000</text:p>
          </table:table-cell>
          <table:table-cell office:value-type="float" office:value="25689.4205866" calcext:value-type="float">
            <text:p>25689.4205866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178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ew York</text:p>
          </table:table-cell>
          <table:table-cell office:value-type="float" office:value="0" calcext:value-type="float">
            <text:p>0.00000000</text:p>
          </table:table-cell>
          <table:table-cell office:value-type="float" office:value="51303.03763325" calcext:value-type="float">
            <text:p>51303.03763325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121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ew York</text:p>
          </table:table-cell>
          <table:table-cell office:value-type="float" office:value="0" calcext:value-type="float">
            <text:p>0.00000000</text:p>
          </table:table-cell>
          <table:table-cell office:value-type="float" office:value="115104.79934758" calcext:value-type="float">
            <text:p>115104.79934758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123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ew York</text:p>
          </table:table-cell>
          <table:table-cell office:value-type="float" office:value="0" calcext:value-type="float">
            <text:p>0.00000000</text:p>
          </table:table-cell>
          <table:table-cell office:value-type="float" office:value="16138.53696529" calcext:value-type="float">
            <text:p>16138.53696529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106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ew York</text:p>
          </table:table-cell>
          <table:table-cell office:value-type="float" office:value="0" calcext:value-type="float">
            <text:p>0.00000000</text:p>
          </table:table-cell>
          <table:table-cell office:value-type="float" office:value="31052.55279476" calcext:value-type="float">
            <text:p>31052.55279476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158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ew York</text:p>
          </table:table-cell>
          <table:table-cell office:value-type="float" office:value="0" calcext:value-type="float">
            <text:p>0.00000000</text:p>
          </table:table-cell>
          <table:table-cell office:value-type="float" office:value="35395.77014453" calcext:value-type="float">
            <text:p>35395.77014453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041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ew York</text:p>
          </table:table-cell>
          <table:table-cell office:value-type="float" office:value="0" calcext:value-type="float">
            <text:p>0.00000000</text:p>
          </table:table-cell>
          <table:table-cell office:value-type="float" office:value="162236.64686066" calcext:value-type="float">
            <text:p>162236.64686066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120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ew York</text:p>
          </table:table-cell>
          <table:table-cell office:value-type="float" office:value="0" calcext:value-type="float">
            <text:p>0.00000000</text:p>
          </table:table-cell>
          <table:table-cell office:value-type="float" office:value="35179.27221883" calcext:value-type="float">
            <text:p>35179.27221883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278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ew York</text:p>
          </table:table-cell>
          <table:table-cell office:value-type="float" office:value="0" calcext:value-type="float">
            <text:p>0.00000000</text:p>
          </table:table-cell>
          <table:table-cell office:value-type="float" office:value="206705.99517726" calcext:value-type="float">
            <text:p>206705.99517726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155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ew York</text:p>
          </table:table-cell>
          <table:table-cell office:value-type="float" office:value="0" calcext:value-type="float">
            <text:p>0.00000000</text:p>
          </table:table-cell>
          <table:table-cell office:value-type="float" office:value="24784.68853834" calcext:value-type="float">
            <text:p>24784.68853834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043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ew York</text:p>
          </table:table-cell>
          <table:table-cell office:value-type="float" office:value="0" calcext:value-type="float">
            <text:p>0.00000000</text:p>
          </table:table-cell>
          <table:table-cell office:value-type="float" office:value="38262.36480837" calcext:value-type="float">
            <text:p>38262.36480837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081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ew York</text:p>
          </table:table-cell>
          <table:table-cell office:value-type="float" office:value="0" calcext:value-type="float">
            <text:p>0.00000000</text:p>
          </table:table-cell>
          <table:table-cell office:value-type="float" office:value="30240.50545136" calcext:value-type="float">
            <text:p>30240.50545136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096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ew York</text:p>
          </table:table-cell>
          <table:table-cell office:value-type="float" office:value="0" calcext:value-type="float">
            <text:p>0.00000000</text:p>
          </table:table-cell>
          <table:table-cell office:value-type="float" office:value="42106.11469036" calcext:value-type="float">
            <text:p>42106.11469036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097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ew York</text:p>
          </table:table-cell>
          <table:table-cell office:value-type="float" office:value="0" calcext:value-type="float">
            <text:p>0.00000000</text:p>
          </table:table-cell>
          <table:table-cell office:value-type="float" office:value="65826.17797858" calcext:value-type="float">
            <text:p>65826.17797858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196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ew York</text:p>
          </table:table-cell>
          <table:table-cell office:value-type="float" office:value="0" calcext:value-type="float">
            <text:p>0.00000000</text:p>
          </table:table-cell>
          <table:table-cell office:value-type="float" office:value="32502.4403287" calcext:value-type="float">
            <text:p>32502.4403287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196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ew York</text:p>
          </table:table-cell>
          <table:table-cell office:value-type="float" office:value="0" calcext:value-type="float">
            <text:p>0.00000000</text:p>
          </table:table-cell>
          <table:table-cell office:value-type="float" office:value="3154.82497313" calcext:value-type="float">
            <text:p>3154.82497313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275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ew York</text:p>
          </table:table-cell>
          <table:table-cell office:value-type="float" office:value="0" calcext:value-type="float">
            <text:p>0.00000000</text:p>
          </table:table-cell>
          <table:table-cell office:value-type="float" office:value="48280.41500036" calcext:value-type="float">
            <text:p>48280.41500036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265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ew York</text:p>
          </table:table-cell>
          <table:table-cell office:value-type="float" office:value="0" calcext:value-type="float">
            <text:p>0.00000000</text:p>
          </table:table-cell>
          <table:table-cell office:value-type="float" office:value="17229.15496418" calcext:value-type="float">
            <text:p>17229.15496418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045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ew York</text:p>
          </table:table-cell>
          <table:table-cell office:value-type="float" office:value="0" calcext:value-type="float">
            <text:p>0.00000000</text:p>
          </table:table-cell>
          <table:table-cell office:value-type="float" office:value="47808.98541408" calcext:value-type="float">
            <text:p>47808.98541408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047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ew York</text:p>
          </table:table-cell>
          <table:table-cell office:value-type="float" office:value="0" calcext:value-type="float">
            <text:p>0.00000000</text:p>
          </table:table-cell>
          <table:table-cell office:value-type="float" office:value="10149.77968393" calcext:value-type="float">
            <text:p>10149.77968393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047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ew York</text:p>
          </table:table-cell>
          <table:table-cell office:value-type="float" office:value="0" calcext:value-type="float">
            <text:p>0.00000000</text:p>
          </table:table-cell>
          <table:table-cell office:value-type="float" office:value="10149.77968393" calcext:value-type="float">
            <text:p>10149.77968393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080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ew York</text:p>
          </table:table-cell>
          <table:table-cell office:value-type="float" office:value="0" calcext:value-type="float">
            <text:p>0.00000000</text:p>
          </table:table-cell>
          <table:table-cell office:value-type="float" office:value="77111.44771105" calcext:value-type="float">
            <text:p>77111.44771105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203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ew York</text:p>
          </table:table-cell>
          <table:table-cell office:value-type="float" office:value="0" calcext:value-type="float">
            <text:p>0.00000000</text:p>
          </table:table-cell>
          <table:table-cell office:value-type="float" office:value="37226.88358199" calcext:value-type="float">
            <text:p>37226.88358199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259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ew York</text:p>
          </table:table-cell>
          <table:table-cell office:value-type="float" office:value="0" calcext:value-type="float">
            <text:p>0.00000000</text:p>
          </table:table-cell>
          <table:table-cell office:value-type="float" office:value="21064.31295297" calcext:value-type="float">
            <text:p>21064.31295297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260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ew York</text:p>
          </table:table-cell>
          <table:table-cell office:value-type="float" office:value="0" calcext:value-type="float">
            <text:p>0.00000000</text:p>
          </table:table-cell>
          <table:table-cell office:value-type="float" office:value="52514.73508273" calcext:value-type="float">
            <text:p>52514.73508273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285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ew York</text:p>
          </table:table-cell>
          <table:table-cell office:value-type="float" office:value="0" calcext:value-type="float">
            <text:p>0.00000000</text:p>
          </table:table-cell>
          <table:table-cell office:value-type="float" office:value="67350.38895987" calcext:value-type="float">
            <text:p>67350.38895987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286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ew York</text:p>
          </table:table-cell>
          <table:table-cell office:value-type="float" office:value="0" calcext:value-type="float">
            <text:p>0.00000000</text:p>
          </table:table-cell>
          <table:table-cell office:value-type="float" office:value="11264.4123784" calcext:value-type="float">
            <text:p>11264.4123784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035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New York</text:p>
          </table:table-cell>
          <table:table-cell office:value-type="float" office:value="34884" calcext:value-type="float">
            <text:p>34884.00000000</text:p>
          </table:table-cell>
          <table:table-cell office:value-type="float" office:value="23494871.4647732" calcext:value-type="float">
            <text:p>23494871.4647732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371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Flushing</text:p>
          </table:table-cell>
          <table:table-cell office:value-type="float" office:value="0" calcext:value-type="float">
            <text:p>0.00000000</text:p>
          </table:table-cell>
          <table:table-cell office:value-type="float" office:value="30558474.9078386" calcext:value-type="float">
            <text:p>30558474.9078386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361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ayside</text:p>
          </table:table-cell>
          <table:table-cell office:value-type="float" office:value="28496" calcext:value-type="float">
            <text:p>28496.00000000</text:p>
          </table:table-cell>
          <table:table-cell office:value-type="float" office:value="50163518.2433512" calcext:value-type="float">
            <text:p>50163518.2433512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036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New York</text:p>
          </table:table-cell>
          <table:table-cell office:value-type="float" office:value="23543" calcext:value-type="float">
            <text:p>23543.00000000</text:p>
          </table:table-cell>
          <table:table-cell office:value-type="float" office:value="11395110.509595" calcext:value-type="float">
            <text:p>11395110.509595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414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Howard Beach</text:p>
          </table:table-cell>
          <table:table-cell office:value-type="float" office:value="26148" calcext:value-type="float">
            <text:p>26148.00000000</text:p>
          </table:table-cell>
          <table:table-cell office:value-type="float" office:value="63928824.719027" calcext:value-type="float">
            <text:p>63928824.719027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310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Staten Island</text:p>
          </table:table-cell>
          <table:table-cell office:value-type="float" office:value="25003" calcext:value-type="float">
            <text:p>25003.00000000</text:p>
          </table:table-cell>
          <table:table-cell office:value-type="float" office:value="53463275.0024921" calcext:value-type="float">
            <text:p>53463275.0024921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Richmond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85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693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Far Rockaway</text:p>
          </table:table-cell>
          <table:table-cell office:value-type="float" office:value="11052" calcext:value-type="float">
            <text:p>11052.00000000</text:p>
          </table:table-cell>
          <table:table-cell office:value-type="float" office:value="3497515.7797433" calcext:value-type="float">
            <text:p>3497515.7797433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King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47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1249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rooklyn</text:p>
          </table:table-cell>
          <table:table-cell office:value-type="float" office:value="28481" calcext:value-type="float">
            <text:p>28481.00000000</text:p>
          </table:table-cell>
          <table:table-cell office:value-type="float" office:value="17772206.1701202" calcext:value-type="float">
            <text:p>17772206.1701202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Kings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47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162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ew York</text:p>
          </table:table-cell>
          <table:table-cell office:value-type="float" office:value="0" calcext:value-type="float">
            <text:p>0.00000000</text:p>
          </table:table-cell>
          <table:table-cell office:value-type="float" office:value="21034.88691763" calcext:value-type="float">
            <text:p>21034.88691763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>
          <table:table-cell table:style-name="ce1" office:value-type="string" calcext:value-type="string">
            <text:p>10119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ew York</text:p>
          </table:table-cell>
          <table:table-cell office:value-type="float" office:value="0" calcext:value-type="float">
            <text:p>0.00000000</text:p>
          </table:table-cell>
          <table:table-cell office:value-type="float" office:value="126392.97354801" calcext:value-type="float">
            <text:p>126392.97354801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061</text:p>
          </table:table-cell>
          <table:table-cell office:value-type="string" calcext:value-type="string">
            <text:p>http://www.usps.com/</text:p>
          </table:table-cell>
          <table:table-cell table:number-columns-repeated="2" office:value-type="float" office:value="0" calcext:value-type="float">
            <text:p>0.00000000000</text:p>
          </table:table-cell>
        </table:table-row>
        <table:table-row table:style-name="ro1" table:number-rows-repeated="104831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8" loext:min-decimal-places="8" number:min-integer-digits="1"/>
    </number:number-style>
    <number:number-style style:name="N122">
      <number:number number:decimal-places="11" loext:min-decimal-places="1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168" meta:object-count="0"/>
    <meta:generator>LibreOffice/5.2.2.2$Windows_x86 LibreOffice_project/8f96e87c890bf8fa77463cd4b640a2312823f3ad</meta:generator>
  </office:meta>
</office:document-meta>
</file>